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3">
      <text:list-level-style-bullet text:level="1" text:style-name="WW_CharLFO3LVL1" text:bullet-char="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6" style:family="paragraph"/>
    <style:style style:name="P3" style:parent-style-name="Standard" style:list-style-name="LFO6" style:family="paragraph"/>
    <style:style style:name="P4" style:parent-style-name="Standard" style:list-style-name="LFO6" style:family="paragraph"/>
    <style:style style:name="P5" style:parent-style-name="Standard" style:list-style-name="LFO6" style:family="paragraph"/>
    <style:style style:name="T6" style:parent-style-name="Policepardéfaut" style:family="text">
      <style:text-properties style:font-name="Arial" style:font-name-complex="Arial" fo:color="#222222" fo:font-size="10.5pt" style:font-size-asian="10.5pt" style:font-size-complex="10.5pt" fo:background-color="#FFFFFF"/>
    </style:style>
    <style:style style:name="T7" style:parent-style-name="Policepardéfaut" style:family="text">
      <style:text-properties style:font-name="Arial" style:font-name-complex="Arial" fo:font-size="10.5pt" style:font-size-asian="10.5pt" style:font-size-complex="10.5pt" fo:background-color="#FFFFFF"/>
    </style:style>
    <style:style style:name="T8" style:parent-style-name="Policepardéfaut" style:family="text">
      <style:text-properties style:font-name="Arial" style:font-name-complex="Arial" fo:color="#222222" fo:font-size="10.5pt" style:font-size-asian="10.5pt" style:font-size-complex="10.5pt" fo:background-color="#FFFFFF"/>
    </style:style>
    <style:style style:name="T9" style:parent-style-name="Policepardéfaut" style:family="text">
      <style:text-properties style:font-name="Arial" style:font-name-complex="Arial" fo:color="#222222" fo:font-size="10.5pt" style:font-size-asian="10.5pt" style:font-size-complex="10.5pt" fo:background-color="#FFFFFF"/>
    </style:style>
    <style:style style:name="P10" style:parent-style-name="Standard" style:list-style-name="LFO3" style:family="paragraph"/>
    <style:style style:name="P11" style:parent-style-name="Standard" style:list-style-name="LFO3" style:family="paragraph"/>
    <style:style style:name="P12" style:parent-style-name="Standard" style:list-style-name="LFO3" style:family="paragraph"/>
    <style:style style:name="P13" style:parent-style-name="Standard" style:list-style-name="LFO3" style:family="paragraph"/>
    <style:style style:name="P14" style:parent-style-name="Standard" style:list-style-name="LFO3" style:family="paragraph"/>
    <style:style style:name="P15" style:parent-style-name="Standard" style:list-style-name="LFO3" style:family="paragraph"/>
    <style:style style:name="P16" style:parent-style-name="Standard" style:list-style-name="LFO4" style:family="paragraph"/>
    <style:style style:name="P17" style:parent-style-name="Standard" style:list-style-name="LFO4" style:family="paragraph"/>
    <style:style style:name="P18" style:parent-style-name="Standard" style:list-style-name="LFO4" style:family="paragraph"/>
    <style:style style:name="P19" style:parent-style-name="Paragraphedeliste" style:list-style-name="WWNum1" style:family="paragraph"/>
    <style:style style:name="P20" style:parent-style-name="Paragraphedeliste" style:list-style-name="WWNum1" style:family="paragraph"/>
    <style:style style:name="P21" style:parent-style-name="Paragraphedeliste" style:list-style-name="WWNum1" style:family="paragraph"/>
    <style:style style:name="P22" style:parent-style-name="Paragraphedeliste" style:list-style-name="WWNum1" style:family="paragraph"/>
    <style:style style:name="P23" style:parent-style-name="Paragraphedeliste" style:list-style-name="WWNum1" style:family="paragraph"/>
    <style:style style:name="P24" style:parent-style-name="Paragraphedeliste" style:list-style-name="WWNum1" style:family="paragraph"/>
    <style:style style:name="P25" style:parent-style-name="Paragraphedeliste" style:list-style-name="WWNum1" style:family="paragraph"/>
    <style:style style:name="P26" style:parent-style-name="Paragraphedeliste" style:list-style-name="WWNum1" style:family="paragraph"/>
    <style:style style:name="P27" style:parent-style-name="Paragraphedeliste" style:list-style-name="WWNum1" style:family="paragraph"/>
    <style:style style:name="P28" style:parent-style-name="Paragraphedeliste" style:family="paragraph">
      <style:paragraph-properties fo:margin-left="2in">
        <style:tab-stops/>
      </style:paragraph-properties>
    </style:style>
    <style:style style:name="P29" style:parent-style-name="Paragraphedeliste" style:list-style-name="WWNum1" style:family="paragraph"/>
    <style:style style:name="P30" style:parent-style-name="Paragraphedeliste" style:list-style-name="WWNum1" style:family="paragraph"/>
    <style:style style:name="P31" style:parent-style-name="Paragraphedeliste" style:list-style-name="WWNum1" style:family="paragraph"/>
    <style:style style:name="P32" style:parent-style-name="Paragraphedeliste" style:list-style-name="WWNum1" style:family="paragraph"/>
    <style:style style:name="P33" style:parent-style-name="Paragraphedeliste" style:list-style-name="WWNum1" style:family="paragraph"/>
    <style:style style:name="P34" style:parent-style-name="Standard" style:family="paragraph">
      <style:text-properties fo:background-color="#FFF200"/>
    </style:style>
  </office:automatic-styles>
  <office:body>
    <office:text text:use-soft-page-breaks="true">
      <text:p text:style-name="P1">TOR</text:p>
      <text:p text:style-name="Standard"/>
      <text:p text:style-name="Standard">PLAN<text:s/></text:p>
      <text:list text:style-name="LFO6" text:continue-numbering="true">
        <text:list-item>
          <text:p text:style-name="P2">HISTOIRE DE TOR</text:p>
        </text:list-item>
        <text:list-item>
          <text:p text:style-name="P3">LE ROUTAGE EN OIGNON</text:p>
        </text:list-item>
        <text:list-item>
          <text:p text:style-name="P4">SES FAILLES</text:p>
        </text:list-item>
        <text:list-item>
          <text:p text:style-name="P5">SES OUTILS</text:p>
        </text:list-item>
      </text:list>
      <text:p text:style-name="Standard"/>
      <text:p text:style-name="Standard">Principe du routage en oignon développé au milieu des années 1990 par les employés de l’United Stats Naval Research Laboratory,<text:s/><text:span text:style-name="T6">le </text:span><text:span text:style-name="T7">mathématicien</text:span><text:span text:style-name="T8"> Paul Syverson et les<text:s/></text:span><text:span text:style-name="T9">informaticiens Michael G. Reed et David Goldschlag</text:span></text:p>
      <text:list text:style-name="LFO3" text:continue-numbering="true">
        <text:list-item>
          <text:p text:style-name="P10">But : Protéger les communications des écoutes et analyses de trafic</text:p>
        </text:list-item>
        <text:list-item>
          <text:p text:style-name="P11">Approfondi en 1997 par la Defense Advanced Research Projects Agency</text:p>
        </text:list-item>
        <text:list-item>
          <text:p text:style-name="P12">Version alpha de TOR lancée le 20 Septembre 2002<text:s/></text:p>
        </text:list-item>
        <text:list-item>
          <text:p text:style-name="P13">The Tor Project fondé en Décembre 2006 : organisation<text:s/>à<text:s/>but non lucratif</text:p>
        </text:list-item>
      </text:list>
      <text:p text:style-name="Standard"/>
      <text:p text:style-name="Standard">Logiciel libre sous licence BSD révisée -&gt; permet de réutiliser tout ou une partie du logiciel sans restriction</text:p>
      <text:list text:style-name="LFO3" text:continue-numbering="true">
        <text:list-item>
          <text:p text:style-name="P14">Prix du logiciel libre 2010</text:p>
        </text:list-item>
        <text:list-item>
          <text:p text:style-name="P15"/>
        </text:list-item>
      </text:list>
      <text:p text:style-name="Standard">Principaux usages</text:p>
      <text:list text:style-name="LFO4" text:continue-numbering="true">
        <text:list-item>
          <text:p text:style-name="P16">Protection contre la surveillance (analyse<text:s/>de trafic)</text:p>
        </text:list-item>
        <text:list-item>
          <text:p text:style-name="P17">Contourner la censure</text:p>
        </text:list-item>
        <text:list-item>
          <text:p text:style-name="P18">Eviter toute forme d’autorité et de contrôle</text:p>
        </text:list-item>
      </text:list>
      <text:p text:style-name="Standard"/>
      <text:p text:style-name="Standard">The Onion Router = Le routage en oignon</text:p>
      <text:list text:style-name="WWNum1">
        <text:list-item>
          <text:p text:style-name="P19">Connexions passent par plusieurs proxys</text:p>
          <text:list text:continue-numbering="true">
            <text:list-item>
              <text:p text:style-name="P20">Chaque proxy chiffre les paquets chacun leur tour</text:p>
              <text:list text:continue-numbering="true">
                <text:list-item>
                  <text:list>
                    <text:list-item>
                      <text:p text:style-name="P21">Seul le dernier proxy connait le message</text:p>
                    </text:list-item>
                  </text:list>
                </text:list-item>
              </text:list>
            </text:list-item>
          </text:list>
        </text:list-item>
      </text:list>
      <text:p text:style-name="Standard">TOR<text:s/>prend en charge le DNS distant (faire des recherches DNS à partir d’un proxy)</text:p>
      <text:p text:style-name="Standard">Pas de HTTPS nécessaire avec TOR</text:p>
      <text:list text:style-name="WWNum1" text:continue-numbering="true">
        <text:list-item>
          <text:p text:style-name="P22">L’extension .onion fait le travail</text:p>
          <text:soft-page-break/>
          <text:list text:continue-numbering="true">
            <text:list-item>
              <text:p text:style-name="P23">Utilisable qu’avec TOR</text:p>
            </text:list-item>
            <text:list-item>
              <text:p text:style-name="P24">Evite les requêtes DNS et construit directement un chemin vers le relais du réseau TOR</text:p>
            </text:list-item>
            <text:list-item>
              <text:p text:style-name="P25">Génération du nom de domaine à partir de clés cryptographiques générées par TOR (c’est l’inverse en HTTPS)</text:p>
              <text:list text:continue-numbering="true">
                <text:list-item>
                  <text:p text:style-name="P26">Les clés identifient tout relais du réseau TOR voulant héberger un site web avec un domaine en .onion</text:p>
                  <text:list text:continue-numbering="true">
                    <text:list-item>
                      <text:p text:style-name="P27">Permet de s’assurer que le site n’a pas été hacké</text:p>
                    </text:list-item>
                  </text:list>
                </text:list-item>
              </text:list>
            </text:list-item>
          </text:list>
        </text:list-item>
      </text:list>
      <text:p text:style-name="P28"/>
      <text:list text:style-name="WWNum1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29">Les seuls acteurs qui chiffrent le message font partis du réseau TOR, il ne peut donc pas être intercepté et lu</text:p>
                    </text:list-item>
                    <text:list-item>
                      <text:p text:style-name="P30">Permet d’échapper aux autorités de certification</text:p>
                      <text:list text:continue-numbering="true">
                        <text:list-item>
                          <text:p text:style-name="P31">L’identité du propriétaire du site reste donc anonym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>Le chemin utilisé pour accéder au relais TOR destinataire est changé au bout d’un certain temps afin qu’il soit plus difficile d’être tracé</text:p>
      <text:p text:style-name="Standard"/>
      <text:p text:style-name="Standard">En passant par des proxys grâce à TOR, la censure peut être contournée. Cependant le pays peut interdire l’accès <text:s/>aux relais TOR présents dans la liste<text:s/>publique</text:p>
      <text:list text:style-name="WWNum1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32">Des bridges privés ont été mis en place afin que la connexion soit tout de même réalisée, ils restent privés afin que les FAI ne les ban pas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>Les relais fournis pour TOR sont gratuits</text:p>
      <text:list text:style-name="WWNum1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33">L’utilisateur n’a pas besoin de renseigner des moyens de paiement et ne peut donc pas être tracé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/>
      <text:p text:style-name="Standard">Client chiffre son paquet de nombreuses fois avant de le diffuser</text:p>
      <text:p text:style-name="Standard"><text:tab/>1) <text:s/>client chiffre son paquet TCP avec clef publique du dernier nœud n</text:p>
      <text:p text:style-name="Standard"><text:tab/>2) paquet TCP chiffré avec clef publique de l’avant-dernier nœud n-1</text:p>
      <text:p text:style-name="Standard"><text:tab/>3) paquet<text:s/>TCP chiffré avec clef publique de l’avant-dernier nœud n-2</text:p>
      <text:p text:style-name="Standard"><text:tab/>4) …</text:p>
      <text:soft-page-break/>
      <text:p text:style-name="Standard"><text:tab/>5) La dernière fois paquet TCP chiffré avec la clef publique du premier nœud, numérotée 1</text:p>
      <text:p text:style-name="Standard">Les relais déchiffrent le paquet lors de la réception</text:p>
      <text:p text:style-name="Standard"><text:tab/>1) Le premier relai déchiffre le paquet avec<text:s/>sa clé numérotée 1</text:p>
      <text:p text:style-name="Standard"><text:tab/>2) …</text:p>
      <text:p text:style-name="Standard"><text:tab/>3) Dernier serveur déchiffre ce paquet avec sa propre clé privée n et obtient l’original</text:p>
      <text:p text:style-name="Standard"/>
      <text:p text:style-name="Standard">Navigateur donne la possibilité d’utiliser un serveur mandataire personnel (ex : privoxy)</text:p>
      <text:p text:style-name="Standard"><text:tab/>- Envoie requête au serveur mandataire</text:p>
      <text:p text:style-name="Standard"><text:tab/>- Serveur récupère l’information (non anonyme) puis l’envoie par SOCKS au client TOR</text:p>
      <text:p text:style-name="Standard"><text:tab/>- Le chemin vu précédemment est ensuite créé, et le mécanisme est mis en marche</text:p>
      <text:p text:style-name="Standard"><text:tab/>- Le nœud de sortie envoie la requête<text:tab/></text:p>
      <text:p text:style-name="Standard"><text:tab/><text:tab/>=&gt; permet d’être plus anonyme en utilisant TOR (mais ralentissement possible)</text:p>
      <text:p text:style-name="P3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 fo:margin-bottom="0.1111in" fo:line-height="106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style:font-name-complex="Lucida Sans"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Paragraphedeliste" style:display-name="Paragraphe de liste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ListLabel1" style:display-name="ListLabel 1" style:family="text">
      <style:text-properties style:font-name-asian="Calibri" style:font-name-complex="Calibri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asian="Calibri" style:font-name-complex="Tahoma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Wingdings" style:font-name-asian="Calibri" style:font-name-complex="Tahoma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1" style:display-name="WWNum1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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Wingdings" style:font-name-asian="Calibri" style:font-name-complex="Tahoma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Calibri" style:font-name-asian="Calibri" style:font-name-complex="Calibri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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lexis Robert</meta:initial-creator>
    <dc:creator>Alexis Robert</dc:creator>
    <meta:creation-date>2018-05-25T11:14:00Z</meta:creation-date>
    <dc:date>2018-06-14T10:17:00Z</dc:date>
    <meta:template xlink:href="Normal" xlink:type="simple"/>
    <meta:editing-cycles>18</meta:editing-cycles>
    <meta:editing-duration>PT4542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6" meta:word-count="512" meta:character-count="3326" meta:row-count="23" meta:non-whitespace-character-count="2820"/>
  </office:meta>
</office:document-meta>
</file>